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tyle&gt;</text:p>
      <text:p text:style-name="Standard">.pagination {</text:p>
      <text:p text:style-name="Standard"><text:s text:c="2"/>display: inline-block;</text:p>
      <text:p text:style-name="Standard">}</text:p>
      <text:p text:style-name="Standard"/>
      <text:p text:style-name="Standard">.pagination a {</text:p>
      <text:p text:style-name="Standard"><text:s text:c="2"/>color: black;</text:p>
      <text:p text:style-name="Standard"><text:s text:c="2"/>float: left;</text:p>
      <text:p text:style-name="Standard"><text:s text:c="2"/>padding: 8px 16px;</text:p>
      <text:p text:style-name="Standard"><text:s text:c="2"/>text-decoration: none;</text:p>
      <text:p text:style-name="Standard">}</text:p>
      <text:p text:style-name="Standard"/>
      <text:p text:style-name="Standard">.pagination a.active {</text:p>
      <text:p text:style-name="Standard"><text:s text:c="2"/>background-color: #4CAF50;</text:p>
      <text:p text:style-name="Standard"><text:s text:c="2"/>color: white;</text:p>
      <text:p text:style-name="Standard">}</text:p>
      <text:p text:style-name="Standard"/>
      <text:p text:style-name="Standard">.pagination a:hover:not(.active) {background-color: #ddd;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2&gt;Active and Hoverable Pagination&lt;/h2&gt;</text:p>
      <text:p text:style-name="Standard">&lt;p&gt;Move the mouse over the numbers.&lt;/p&gt;</text:p>
      <text:p text:style-name="Standard"/>
      <text:p text:style-name="Standard">&lt;div class="pagination"&gt;</text:p>
      <text:p text:style-name="Standard"><text:s text:c="2"/>&lt;a href="#"&gt;&amp;laquo;&lt;/a&gt;</text:p>
      <text:p text:style-name="Standard"><text:s text:c="2"/>&lt;a href="#"&gt;1&lt;/a&gt;</text:p>
      <text:p text:style-name="Standard"><text:s text:c="2"/>&lt;a class="active" href="#"&gt;2&lt;/a&gt;</text:p>
      <text:p text:style-name="Standard"><text:s text:c="2"/>&lt;a href="#"&gt;3&lt;/a&gt;</text:p>
      <text:p text:style-name="Standard"><text:s text:c="2"/>&lt;a href="#"&gt;4&lt;/a&gt;</text:p>
      <text:p text:style-name="Standard"><text:s text:c="2"/>&lt;a href="#"&gt;5&lt;/a&gt;</text:p>
      <text:p text:style-name="Standard"><text:s text:c="2"/>&lt;a href="#"&gt;6&lt;/a&gt;</text:p>
      <text:p text:style-name="Standard"><text:s text:c="2"/>&lt;a href="#"&gt;&amp;raquo;&lt;/a&gt;</text:p>
      <text:p text:style-name="Standard">&lt;/div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3:11:25.623186267</meta:creation-date>
    <dc:date>2019-02-24T23:12:28.582579856</dc:date>
    <meta:editing-duration>PT1M5S</meta:editing-duration>
    <meta:editing-cycles>1</meta:editing-cycles>
    <meta:document-statistic meta:table-count="0" meta:image-count="0" meta:object-count="0" meta:page-count="1" meta:paragraph-count="35" meta:word-count="70" meta:character-count="608" meta:non-whitespace-character-count="543"/>
    <meta:generator>LibreOffice/6.0.7.3$Linux_X86_64 LibreOffice_project/00m0$Build-3</meta:generator>
  </office:meta>
</office:document-meta>
</file>